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8.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obiControl v Manual –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ple 製品 MobiControl v 14 Manual ios overall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ndroid 端末 – MobiControl v 14 Manual plus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dows PC – MobiControl v Manual wpc overall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dows – MobiControl v 14 Manual wm overall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– MobiControl v 14 Manual linux overall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obiControl の – MobiControl v 14 Manual merits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obiControl バージョン と 新 機能 – MobiControl v 14 Manual releasenotes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評価 版 の – MobiControl v 14 Manual trial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obiControl の 構成 – MobiControl 14 Manual gettingstarted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obiControl ライセンス の 更新 – MobiControl v 14 Manual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_ 証明 書 等 の 設定 – MobiControl v 14 Manual serverproperties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Ns 証明 書 の 更新 – MobiControl 14 Manual apns certificate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証明 書 の テンプレート – MobiControl v 14 Manual certificateauthorities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接続 プロファイル の 作成 – MobiControl v 14 Manual ldap profile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 _ FS と の プロファイル – MobiControl v 14 Manual ad fs profile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OS 共通 の 設定 項目 – MobiControl v Manual commonsettings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ロファイル , , 詳細 設定 – MobiControl v 14 Manual policies rules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irewall / Proxy へ の – MobiControl v 14 Manual networkports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付属 情報 の 定義 – MobiControl 14 Manual custom attributes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テンツ の 運用 – MobiControl v 14 Manual contentlibrary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ジオフェンス の 作成 と 運用 – MobiControl v 14 Manual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– MobiControl v 14 Manual erg setup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セルフサービスポータル – MobiControl 14 Manual selfserviceportal manual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xchange へ の 不法 防止 – MobiControl v 14 Manual secureemailaccess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削除 後 表示 、 削除 禁止 など – MobiControl v 14 Manual unenroll selfservicebanner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コンソール の 構成 – MobiControl v 14 Manual console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グループ の 設定 – MobiControl v 14 adddevicegroup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を 他 の 端末 グループ 移動 – MobiControl v 14 Manual devicesrelocation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ソール で の フィルタ – MobiControl v 14 Manual devicefiltering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一覧 端末 プロパティ の 入替 – MobiControl v 14 Manual deviceproperty column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な 端末 を 探す – MobiControl v 14 Manual devicesearch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状況 の グラフ – MobiControl v Manual statuscharts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びっくり マーク と 上向き 矢印 – MobiControl 14 Manual console icons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パッケージ ・ スタジオ – MobiControl 14 Manual psoverview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作成 から ビルド まで – MobiControl v 14 Manual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の 挿入 / 編集 – v 14 Manual addscript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パッケージ の バージョンアップ – MobiControl 14 Manual revisepackage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パッケージ の アップ ロード – v 14 Manual addpackage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ロファイル へ の 積 込 – MobiControl 14 Manual loadonprofile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指定 日時 に インストール – MobiControl v 14 packageinstalltiming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 ルール ( 全 OS 共通 ) – MobiControl v 14 Manual alertrulesgeneral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サーバ ･ アラート – MobiControl v 14 Manual serverevent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システム ･ アラート MobiControl v 14 Manual alert systemevent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電子 メール プロファイル 作成 – MobiControl v Manual noticationprofile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 監視 と 管理 – MobiControl v 14 Manual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ソール 管理 の 登録 – MobiControl v 14 Manual consoleinitial login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ソール 管理 者 グループ – MobiControl 14 Manual consolepermission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ソール 者 の 追加 – MobiControl v 14 Manual consoleusercreate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者 の 認証 条件 – MobiControl 14 Manual consolesecurity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ソール 管理 の 行動 履歴 – MobiControl v 14 Manual consoleuserstatu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NS から 認証 を 得る – MobiControl v 14 ios settings wns setup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を する – MobiControl v 14 wpc settings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構成 プロファイル の 設定 – MobiControl v 14 wpc configuredevices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itLocker – MobiControl 14 Manual bitlocker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EP へ 要求 書 – MobiControl v 14 Manual wpc scep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ユーザ の 本人 認証 – v 14 Manual wpc authentication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– MobiControl v 14 Manual certificate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dows 情報 保護 – MobiControl v 14 Manual infoprotection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単一 の 指定 – MobiControl v 14 Manual wpc singleapp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の 制限 – MobiControl v 14 Manual wpc application control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エンド ポイント PC の 機能 制限 – v 14 Manual wpc device feature control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 メール の 設定 – MobiControl v Manual wpc emailconfig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 Exchange ActiveSync – MobiControl v 14 wpc activesync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MAP – v 14 Manual wpc imap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OP 3 – v 14 Manual wpc pop 3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の 設定 – MobiControl v 14 Manual wpc apn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N の 設定 – MobiControl v 14 wpc vpn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Fi の 設定 – v 14 Manual wpc wifi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の 設定 – v 14 Manual wpc lockdown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テンプレート – MobiControl v 14 wpc lockdowntemplate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mpanion – MobiControl v 14 Manual wpc windowscompanion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詳細 設定 – MobiControl v Manual wpc advancedsettings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リモート 操作 の 設定 – MobiControl v 14 wpc remotecontrolsettings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更新 スケジュール – MobiControl 14 Manual wpc updateschedule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正常 性 証明 書 – MobiControl v 14 Manual health attestation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時間 帯 の 設定 – MobiControl v 14 Manual wpc connection period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ーバ 群 アクセス 順位 – MobiControl v 14 Manual deploy servers priorities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時刻 の – MobiControl v 14 Manual wpc time sync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監視 データ の 指定 MobiControl v 14 Manual wpc customdata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ポート 担当 者 の 連絡 先 – MobiControl v 14 Manual wpc support contacts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エージェントアップグレード 設定 – MobiControl v Manual wpc agentupgrade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ルール 設定 – MobiControl v 14 Manual wpc rules view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登録 ルール Modern – MobiControl v 14 Manual wpc add rule modern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登録 ルール Classic – MobiControl 14 Manual wpc add rule classic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エージェント の 生成 – MobiControl v 14 Manual wpc agent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ル 同期 ルール – v 14 Manual wpc filesyncrule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移動 ルール – MobiControl v 14 Manual wpc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･ カタログ ルール – MobiControl v 14 wpc appcatalog rule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ータ 収集 ルール – MobiControl v 14 Manual datacollectionrule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ルール – MobiControl v 14 Manual wpc alertrules modern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ルール Classic – v 14 Manual wpc alertrules classic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dows Phone 8 . 1 AET – v 14 Manual winphone aet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に 働きかける – MobiControl 14 Manual wpc - action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リモート 操作 – MobiControl 14 Manual wpc remotecontrol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一覧 ( Windows ) – MobiControl v 14 Manual wpc scriptcmd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状況 を 視る – MobiControl v 14 Manual wpc - tab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パネル – MobiControl v Manual wpc devicepanel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C ステータス の 詳細 – MobiControl v 14 Manual wpc panel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地理 位置 を 表示 – MobiControl v 14 Manual wpc locationservices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dows PC レポート – MobiControl v 14 Manual wpc -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登録 Modern – MobiControl v Manual wpc enrollment modern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登録 と 操作 Classic – MobiControl v 14 wpc enrollment classic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接続 時間 帯 の 設定 – MobiControl v 14 Manual connection period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する – MobiControl v 14 Manual wm setting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構成 プロファイル – MobiControl v 14 Manual configuredevices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ル の 暗号 化 – MobiControl v 14 Manual wm file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ユーザ の 本人 認証 – MobiControl 14 Manual wm authentication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 接続 端末 対策 – MobiControl v 14 wm out of contact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– MobiControl v 14 wm certificate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の 起動 制限 – MobiControl v 14 wm application control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の 登録 – MobiControl v 14 Manual wm lockdown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と テンプレート MobiControl v 14 Manual wm lockdown template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と タグ – MobiControl v Manual wm lockdown tags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クルマ 運転 中 の ランチャー – MobiControl v 14 wm lockdown speed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発 着信 制限 – v 14 Manual wm phonecalls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機能 制限 – MobiControl v 14 Manual wm feature control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メール – v 14 Manual wm exchangemail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LAN – MobiControl v Manual wm wifi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詳細 設定 – MobiControl v 14 Manual wm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リモート の 設定 – MobiControl v 14 Manual wm remotecontrolsettings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ケジュール – MobiControl v 14 Manual wm updateschedule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ーバ 群 アクセス 順位 – MobiControl v 14 Manual wm deploy servers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時刻 の 同期 – MobiControl v 14 Manual wm sync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監視 データ の 指定 – MobiControl v 14 Manual wm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ポート 担当 者 へ の 連絡 先 – MobiControl v 14 Manual wm contacts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ルール の – MobiControl v 14 Manual wm rules view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登録 ルール – MobiControl v 14 Manual wm add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エージェント の 作成 – MobiControl v 14 wm agentmanager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同期 ルール – MobiControl v 14 Manual wm filesyncrule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移動 ルール – MobiControl 14 Manual wm relocationrule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ータ 収集 ルール – MobiControl v 14 Manual wm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ルール – MobiControl v 14 wm alertrules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通信 費 管理 – MobiControl v 14 Manual wm expenserule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に 働きかける – MobiControl v 14 Manual - action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の リモート 操作 – MobiControl v 14 Manual wm remotecontrol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メッセージ を 送る – MobiControl 14 Manual wm sendmsg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を 送る – v 14 Manual wm sendscript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･ コマンド 一覧 – MobiControl v Manual wm scriptcmd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を 視る – MobiControl v 14 Manual wm devices - tab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パネル – MobiControl v 14 Manual devicepanel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詳細 MobiControl v 14 Manual wm info panel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的 位置 を 表示 – MobiControl v 14 Manual wm locationservices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 Embedded レポート – MobiControl 14 Manual wm reportstab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登録 と 操作 – MobiControl v Manual wm mobicontrol manual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バーコード ・ スキャン で 登録 – MobiControl v 14 barcode generator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ndroid – MobiControl v 14 Manual plus agent installation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を する – MobiControl 14 Manual plus setting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ndroid Plus プロファイル – MobiControl v 14 Manual plus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対策 – MobiControl v 14 Manual plus antivirus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ファイル 暗号 – MobiControl v 14 Manual plus file encryption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ユーザ の 本人 認証 MobiControl v 14 Manual plus authentication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 接続 端末 対策 – MobiControl v 14 Manual plus out of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– MobiControl v 14 Manual plus certificate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の 起動 制限 – MobiControl v Manual plus application control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ア ウォール – MobiControl v 14 Manual plus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の 登録 – MobiControl v 14 plus lockdown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と テンプレート – v 14 Manual plus lockdown template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と タグ – MobiControl 14 Manual plus lockdown tags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クルマ 運転 中 の ランチャー – MobiControl v 14 plus lockdown speed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発 着信 制限 – MobiControl v 14 Manual plus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機能 制限 – MobiControl v 14 Manual plus feature control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 メール の 設定 – MobiControl v 14 plus emailconfig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 Exchange – MobiControl v 14 Manual plus activesync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MAP – v 14 Manual plus imap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OP 3 – v 14 Manual plus pop 3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itroDesk Trouchdown – MobiControl v 14 Manual nitrodesk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N の 設定 – MobiControl v Manual plus apn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毎 の VPN – MobiControl v 14 Manual plus vpn - per - app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N 設定 – MobiControl v 14 Manual plus vpn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ホット スポット – MobiControl v 14 Manual plus wifi hotspot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LAN の 設定 – v 14 Manual plus wifi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タスクスケジューラ A + – MobiControl v 14 Manual taskscheduler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ブック マーク – MobiControl v 14 Manual webclip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OTI Hub – MobiControl v 14 Manual sotihub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urf – MobiControl v 14 Manual plus sotisurf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– MobiControl v 14 Manual plus settingsmanager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ndroid Enterprise プロファイル – v 14 Manual droidenterprise profile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対策 – MobiControl v 14 Manual afw antivirus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本人 認証 – MobiControl v 14 Manual afw authentication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出荷 時 の リセット 防止 – MobiControl v 14 ae resetprotection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 接続 端末 対策 – MobiControl v 14 Manual out of contact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– MobiControl v 14 Manual afw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rome の Web フィルタ – MobiControl v 14 Manual webfilter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の 起動 – MobiControl v 14 Manual afw application control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ブラウザ の セキュリティ 対策 – MobiControl v 14 afw browser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ブラウザ の プロ キシ – MobiControl v 14 Manual afw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– MobiControl v Manual afw kiosk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と テンプレート – v 14 Manual afw kiosk template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と タグ – MobiControl v 14 plus lockdown tags - 2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クルマ 運転 中 の ランチャー – MobiControl 14 Manual afw kiosk speed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機能 制限 – MobiControl v Manual afw device feature control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xchange for Gmail – v 14 Manual afw exchange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N – v 14 Manual afw apn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N – MobiControl v Manual afw vpn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– MobiControl v 14 Manual afw wifi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更新 諾否 – MobiControl v 14 afw app update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タスクスケジューラ AE – MobiControl v 14 Manual taskscheduler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ブック マーク – MobiControl 14 Manual afw bookmark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OTI Hub – MobiControl 14 Manual afw sotihub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OTI Surf – v 14 Manual afw sotisurf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マネージャー – MobiControl v 14 Manual afw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NOX プロファイル – MobiControl v 14 knox configuration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NOX ライセンス の 登録 – MobiControl v 14 Manual knox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シングルサインオン – MobiControl v 14 knox single sign on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パス コード – MobiControl v 14 Manual knox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ブラックリスト ･ – MobiControl v 14 Manual knox application control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ア ウォール MobiControl v 14 Manual knox firewall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ブラウザ の 機能 制限 – MobiControl v Manual knox browser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機能 制限 – MobiControl 14 Manual knox device feature control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 メール の 設定 – MobiControl v 14 Manual knox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 Exchange ActiveSync – MobiControl v 14 Manual knox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MAP – MobiControl v 14 Manual knox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OP – MobiControl v 14 Manual knox pop 3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itroDesk Trouchdown MobiControl v 14 Manual knox nitrodesk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N と アプリ の 紐 づけ – MobiControl v 14 Manual vpn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請求 書 公私 分割 – MobiControl v 14 Manual knox splitbilling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詳細 設定 – v 14 Manual plus advancedsettings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監視 データ の 指定 – v 14 Manual plus customdata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時刻 の 同期 – MobiControl v 14 Manual plus sync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リモート 操作 の 設定 – MobiControl v 14 plus remotecontrolsettings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更新 スケジュール – MobiControl v 14 Manual plu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接続 時間 の 設定 – MobiControl v 14 Manual plus connection period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共用 – v 14 Manual droid shareddevice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ーバ 群 アクセス 順位 – MobiControl v 14 Manual deploy servers priorities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ポート 担当 へ の 連絡 先 – MobiControl v 14 Manual plus support contacts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エージェントアップグレード 設定 – MobiControl v 14 Manual plus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登録 解除 の 禁止 – MobiControl v 14 Manual plus agentsettings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ルール の 設定 – MobiControl v Manual plus rules view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登録 ルール – MobiControl 14 Manual plus add rule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･ カタログ ルール – MobiControl v 14 Manual plus rule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ル 同期 ルール MobiControl v 14 Manual plus filesyncrule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移動 ルール – MobiControl v 14 Manual plus relocationrule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ータ 収集 ルール – MobiControl v 14 Manual datacollectionrule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ルール – MobiControl v 14 Manual plus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通信 管理 ルール – MobiControl v 14 Manual plus expenserule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oogle Play Account – MobiControl v 14 Manual googleaccounts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 Suite Account MobiControl v 14 Manual afw configuration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 つ の 設定 モード の 詳細 比較 – MobiControl v 14 droid securitiesfeatures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に 働きかける – v 14 Manual plus - action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リモート – MobiControl v 14 Manual plus remotecontrol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を 送る – MobiControl v 14 Manual plus sendmsg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を 送る – MobiControl v Manual plus sendscript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･ コマンド – MobiControl v 14 Manual plus scriptcmd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ランチャー を 解除 する – MobiControl v Manual droid launcher closed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を すぐ 更新 する – MobiControl v 14 Manual immediateupdate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状況 を 視る – MobiControl v Manual plus devices - tab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パネル – MobiControl v 14 droid devicepanel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詳細 MobiControl v 14 Manual plus info panel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地理 的 位置 表示 – MobiControl v 14 Manual plus locationservices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ndroid 端末 レポート – MobiControl 14 Manual plus reportstab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セットアップ と 操作 – MobiControl v 14 Manual plus agent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evice Owner Mode – MobiControl 14 Manual afw device setup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rofile Owner Mode – MobiControl v 14 Manual afw profile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バーコード ・ スキャン 登録 – MobiControl v 14 Manual droid barcode generator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エージェント の アップデート MobiControl v 14 Manual droid agentupdate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イン の インストール – MobiControl v 14 Manual droid plugin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常に サーバ と の 接続 を 維持 – MobiControl v 14 Manual undozed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操作 – MobiControl v 14 Manual plus manual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ポート 担当 者 へ の 連絡 先 – MobiControl v 14 Manual support contacts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チェックイン と 接続 – MobiControl v 14 Manual access 2 server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する – MobiControl v 14 Manual ios settings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構成 プロファイル – MobiControl v 14 ios configuredevices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– MobiControl v Manual ios configuredevices certificate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EP へ の 要求 書 MobiControl v 14 Manual ios scep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eb コンテンツ フィルタ – MobiControl 14 Manual ios webcontentfilter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アプリ 制限 – MobiControl v 14 Manual application control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シングルアプリモード – MobiControl v Manual ios singleappmode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シングルサインオン MobiControl v 14 Manual ios singlesignon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ネットワーク の 制限 – MobiControl v Manual ios networkrestrictions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ユーザ の 本人 認証 – v 14 Manual ios authentication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機能 制限 – MobiControl v 14 Manual ios device feature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 メール の 設定 – MobiControl v 14 Manual ios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 Exchange – MobiControl v 14 Manual ios activesync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MAP – v 14 Manual ios imap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OP 3 – v 14 Manual ios pop 3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から アドレス 入手 – MobiControl v 14 Manual ios ldap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カレンダー ( CalDAV ) – MobiControl v 14 ios caldav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照会 カレンダー MobiControl v 14 Manual ios subscribed cal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連絡 先 ( CardDAV ) – MobiControl v 14 Manual carddav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irPlay の 設定 – MobiControl v 14 ios airplay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N の – MobiControl v 14 Manual ios apn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毎 の VPN – MobiControl v 14 Manual ios vpn per - app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N の 設定 – MobiControl v 14 Manual ios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グローバル HTTP プロ – MobiControl v 14 Manual ios http - proxy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LAN の 設定 – MobiControl v 14 Manual wifi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irPrint の 設定 – MobiControl v 14 Manual ios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eb クリップ 表示 – MobiControl v 14 Manual ios webclip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ォント の 管理 – MobiControl v Manual ios font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ロファイル の 配付 – MobiControl v 14 Manual ios configprofile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対象 ドメイン の 登録 – v 14 Manual ios manageddomains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OTI Hub – v 14 Manual ios sotihub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OTI Surf – MobiControl 14 Manual ios sotisurf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cOS プロファイル – MobiControl v 14 Manual macu configuredevices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MobiControl v 14 Manual macu certificate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EP へ の 要求 書 – MobiControl 14 Manual macu scep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ペア レンタル コントロール – v 14 Manual macu parentalcontrol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– MobiControl v 14 Manual macu finder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ユーザ の 本人 – MobiControl v 14 Manual macu authentication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機能 制限 – MobiControl v 14 Manual macu device control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アシスタント – MobiControl v 14 Manual settingsassistant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 の 設定 – MobiControl v 14 Manual macu emailconfig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S Exchange ActiveSync – MobiControl v 14 macu activesync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– MobiControl v 14 Manual macu imap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OP 3 MobiControl v 14 Manual macu pop 3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DAP から アドレス 入手 – v 14 Manual macu ldap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カレンダー CalDAV ) – MobiControl v 14 Manual macu settingsassistant - 2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先 ( CardDAV ) – MobiControl v 14 Manual macu carddav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irPlay の 設定 – MobiControl v 14 Manual macu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N の 設定 – v 14 Manual macu vpn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イーサネット – MobiControl v 14 Manual macu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ロキシプロファイル – MobiControl v 14 Manual proxyprofile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LAN 設定 – MobiControl v 14 Manual macu wifi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の 設定 – MobiControl v 14 Manual macu airprint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eb クリップ の 表示 – MobiControl v 14 macu webclip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クセシビリティ MobiControl v 14 Manual macu accessibility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壁紙 と スクリーンセーバー MobiControl v 14 Manual macu wallpaper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ock MobiControl v 14 Manual macu dock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cOS : フォント を 管理 – MobiControl v 14 Manual macu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ログイン 直後 開く 項目 – MobiControl v 14 Manual macu loginitems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リンタ 設定 – MobiControl v 14 macu printer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機能 拡張 – MobiControl v 14 macu extentions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構成 プロファイル の 配付 – MobiControl 14 Manual macu configprofile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ドメイン の 登録 – MobiControl v 14 Manual macu manageddomain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バイス プロファイル – MobiControl v 14 Manual macd configuredevices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ileVault – MobiControl v 14 Manual macd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– MobiControl 14 Manual macd certificate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EP へ の 書 – MobiControl v 14 Manual macd scep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機能 拡張 – MobiControl v 14 Manual macd kernelextention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セキュリティ と プライバシー – MobiControl v 14 Manual macd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ペア レンタル – MobiControl v 14 Manual macd parentalcontrol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ア ウォール – MobiControl 14 Manual macd firewall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inder – MobiControl 14 Manual macd finder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ユーザ の 本人 認証 MobiControl v 14 Manual macd authentication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ログイン 画面 MobiControl v 14 Manual macd loginwindow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機能 制限 MobiControl v 14 Manual macd device feature control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省エネルギー – MobiControl v 14 Manual macd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アシスタント – v 14 Manual macd settingsassistant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irPlay 設定 – MobiControl v 14 Manual macd airplay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の 設定 – MobiControl v 14 Manual macd vpn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イーサネット MobiControl v 14 Manual macd ethernet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ィレクトリ ・ サーバ に バインド – MobiControl v Manual macd directoryservers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– MobiControl v 14 Manual macd proxyprofile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線 LAN の 設定 – MobiControl 14 Manual macd wifi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irPrint の 設定 – v 14 Manual macd airprint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Xsan – MobiControl v 14 Manual macd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クセシビリティ MobiControl v 14 Manual macd accessibility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ップデート サーバ – MobiControl v 14 Manual updateserver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chine サーバ – MobiControl v 14 Manual macd timemachine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壁紙 と スクリーンセーバー – MobiControl v Manual macd wallpaper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ock – MobiControl v 14 macd dock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ォント を 管理 – MobiControl v 14 Manual font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ログイン に 開く 項目 – MobiControl v 14 Manual macd loginitems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リンタ 設定 – MobiControl 14 Manual macd printer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拡張 – MobiControl v 14 Manual macd extentions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構成 プロファイル の 配付 – MobiControl v 14 macd configprofile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ドメイン の 登録 – MobiControl v 14 Manual macd manageddomains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設定 – MobiControl v 14 Manual ios advancedsettings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端末 の リモート 表示 設定 – MobiControl v 14 Manual viewsettings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更新 – MobiControl v 14 Manual ios updateschedule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ローミング の 制限 MobiControl v 14 Manual ios roaming restriction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ーバ 群 へ アクセス 順位 – MobiControl v 14 Manual ios deploy servers priorities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共用 – MobiControl v Manual ios shareddevice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クティベーションロック – MobiControl v Manual activation lock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luetooth の 禁止 – MobiControl v Manual ios bluetooth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操作 で の 登録 解除 の 禁止 – v 14 Manual ios agentsettings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ルール の 作成 – MobiControl v 14 Manual ios rules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登録 ルール – MobiControl v 14 Manual ios rule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・カタログルール – v 14 Manual ios appcatalog rule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VPP トー クン の 入手 – MobiControl v 14 Manual ios purchase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ファイル の 同期 ルール – MobiControl v 14 Manual io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ータ 収集 ルール – v 14 Manual ios datacollectionrule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ルール – MobiControl 14 Manual ios alertrules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通信 費 管理 ルール – MobiControl 14 Manual ios expenserule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DK for iOS – v 14 Manual sdk ios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端末 に 働きかける – MobiControl v 14 Manual - action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画面 表示 など – MobiControl v 14 Manual remoteview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メッセージ 送る – MobiControl v 14 Manual ios - sendmsg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紛失 端末 を – MobiControl v 14 Manual ios - lostmode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cOS コンピュータ 働きかける – MobiControl v 14 Manual mac - action 始める方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状況 を 視る – MobiControl v 14 Manual ios devices - tab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パネル – v 14 Manual apple devicepanel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詳細 – MobiControl v 14 Manual ios panel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地理 的 位置 を 表示 – MobiControl v 14 ios locationservices 何ができ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ple 製品 レポート – v 14 Manual ios - reportstab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セットアップ と 登録 – MobiControl v 14 Manual ios device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監視 モード ( 手動 DEP 登録 ) – MobiControl v 14 Manual manual 使い始める方法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監視 ( 自動 DEP 登録 ) – MobiControl v 14 Manual dep auto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を 非 監視 モード として 登録 MobiControl v 14 Manual ios agentless enrollment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7 端末 の セットアップ – MobiControl v 14 Manual ios agent installation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cOS の 登録 – MobiControl v 14 Manual enrollment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BM 担当 者 アカウント の – MobiControl v 14 Manual dep account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操作 で の 登録 削除 – v 14 Manual ios agent uninstall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端末 の 操作 方法 – MobiControl v Manual ios mobicontrol manual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･ コマンド 一覧 – MobiControl v 14 linux scriptcmd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設定 を する MobiControl v 14 Manual linux settings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構成 プロファイル – MobiControl v 14 Manual linux configuredevices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無 端末 対策 – MobiControl v 14 Manual linux out of contact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証明 書 – MobiControl v Manual linux certificate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制限 – MobiControl v 14 Manual linux application control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タスクスケジューラー – MobiControl v 14 Manual taskscheduler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プリ の 配布 – MobiControl v 14 linux appdeploy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詳細 設定 – MobiControl v 14 Manual advancedsettings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操作 の 設定 – MobiControl v 14 Manual linux remotecontrolsettings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更新 スケジュール – MobiControl v Manual linux updateschedule 入れられ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時刻 の 同期 – MobiControl v 14 Manual time sync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監視 の 指定 – MobiControl v 14 Manual linux customdata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サーバ 群 アクセス 順位 – MobiControl v 14 Manual linux deploy servers どちら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ルール の 設定 – MobiControl v Manual linux rules view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登録 ルール – MobiControl v 14 Manual linux add rule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同期 ルール – MobiControl v 14 Manual linux filesyncrule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移動 ルール – MobiControl 14 Manual linux relocationrule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データ 収集 ルール MobiControl v 14 Manual linux datacollectionrule 開発を開始する場所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アラートルール – MobiControl 14 Manual linux alertrules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働きかける – MobiControl v 14 Manual linux - action どこ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リモート 操作 – v 14 Manual linux remotecontrol 使いたいです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スクリプト を 送る – MobiControl v Manual linux sendscript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状況 を – MobiControl v 14 Manual linux devices - tab 構築するにはどうすればよい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パネル MobiControl v 14 Manual linux devicepanel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の 詳細 MobiControl v 14 Manual linux info panel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inux レポート – MobiControl v 14 Manual reportstab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セットアップ と 登録 – MobiControl 14 Manual linux setup どう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S 端末 を リモート 表示 – v 14 Manual remoteview new どっち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indows Defender ATP リモート 設定 – MobiControl 14 Manual defenderatp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irewall / Proxy へ の 配慮 – MobiControl v 14 Manual ことは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管理 サーバ _ 書 等 の 設定 – MobiControl v 14 Manual ServerProperties どこ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Ns 証明 書 の – MobiControl v 14 Manual APNS Certificate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DAP 接続 プロファイル の 作成 – MobiControl 14 Manual LDAP Profile どの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 _ と の 接続 プロファイル – MobiControl v 14 Manual AD FS Profile 関する情報を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BM 担当 者 アカウント 取得 – MobiControl v 14 Manual DEP Account ついて教えてくださ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ple – MobiControl v 14 Manual iOS OverAll 何が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トー クン の 入手 – MobiControl v 14 Manual iOS VPP Purchase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anaged Google Account – MobiControl v 14 Manual GoogleAccounts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 Suite Account – v 14 Manual AFW Configuration 使う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グループ 設定 – MobiControl v 14 Manual AddDeviceGroup なにで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へ の 積 込 – MobiControl v 14 Manual LoadOnProfile どう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コンテンツ ライブラリ の 運用 – MobiControl v 14 Manual 作りたい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プロファイル , ルール , 詳細 設定 – MobiControl v 14 Policies Rules どんな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ndroid 端末 MobiControl v 14 Manual Plus OverAll どうでした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イントラネットゲートウェイ MobiControl v 14 Manual ERG Setup 使い始めるに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DK for – MobiControl v 14 Manual 作り方は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パッケージ ・ スタジオ – v 14 Manual PSOverview どうして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セルフサービスポータル – MobiControl 14 Manual SelfServicePortal 使用しま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xchange へ の 不法 防止 – MobiControl v 14 Manual SecureEmailAccess 何ですか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端末 OS 共通 の 設定 項目 – MobiControl v 14 Manual 開発を開始する場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4:08:36.206260012</meta:creation-date>
    <dc:date>2020-05-28T17:50:44.780167946</dc:date>
    <meta:editing-duration>PT3H31M58S</meta:editing-duration>
    <meta:editing-cycles>1</meta:editing-cycles>
    <meta:document-statistic meta:table-count="1" meta:cell-count="890" meta:object-count="0"/>
    <meta:generator>LibreOffice/6.0.7.3$Linux_X86_64 LibreOffice_project/00m0$Build-3</meta:generator>
  </office:meta>
</office:document-meta>
</file>